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Pictures/2000000D000000DD000000DD3913EDB5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0D000000DD000000DD3913EDB5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0D000000DD000000DD3913EDB5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" manifest:full-path="Object 4/Pictures/2000000D000000DD000000DD3913EDB5.svm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80" style:text-outline="false" style:text-line-through-style="none" style:font-name="Times New Roman" fo:font-size="12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DD_EESG" table:style-name="ta1" table:print="false">
        <table:shapes>
          <draw:frame draw:z-index="0" draw:style-name="gr1" svg:width="25.071cm" svg:height="15.264cm" svg:x="18.59cm" svg:y="0cm">
            <draw:object draw:notify-on-update-of-ranges="DD_EESG.A6:DD_EESG.A21 DD_EESG.B2:DD_EESG.B2 DD_EESG.B6:DD_EESG.B21 DD_EESG.A6:DD_EESG.A10 DD_EESG.D5:DD_EESG.D5 DD_EESG.D6:DD_EESG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cm" svg:height="12cm" svg:x="0cm" svg:y="8.643cm">
            <draw:object draw:notify-on-update-of-ranges="DD_EESG.A6:DD_EESG.A10 DD_EESG.F5:DD_EESG.F5 DD_EESG.F6:DD_EESG.F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cm" svg:height="12cm" svg:x="17.87cm" svg:y="13.997cm">
            <draw:object draw:notify-on-update-of-ranges="DD_EESG.G6:DD_EESG.G10 DD_EESG.B3:DD_EESG.B3 DD_EESG.B6:DD_EESG.B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pwind Report</text:p>
          </table:table-cell>
          <table:table-cell office:value-type="string">
            <text:p><text:s/>Table 3-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ss of DD_EESG</text:p>
          </table:table-cell>
          <table:table-cell table:number-columns-repeated="5"/>
        </table:table-row>
        <table:table-row table:style-name="ro1">
          <table:table-cell table:style-name="ce1" office:value-type="string">
            <text:p>Water Cooled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Power (MW)</text:p>
          </table:table-cell>
          <table:table-cell office:value-type="string">
            <text:p>Total Mass (tonnes)</text:p>
          </table:table-cell>
          <table:table-cell office:value-type="string">
            <text:p>Speed (rpm)</text:p>
          </table:table-cell>
          <table:table-cell office:value-type="string">
            <text:p>Structural Mass</text:p>
          </table:table-cell>
          <table:table-cell office:value-type="string">
            <text:p>Active Mass</text:p>
          </table:table-cell>
          <table:table-cell office:value-type="string">
            <text:p>Efficiency (%)</text:p>
          </table:table-cell>
          <table:table-cell office:value-type="string">
            <text:p>Generator Torque (kNm)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1.1">
            <text:p>11.1</text:p>
          </table:table-cell>
          <table:table-cell office:value-type="float" office:value="28.6">
            <text:p>28.6</text:p>
          </table:table-cell>
          <table:table-cell office:value-type="float" office:value="4.8">
            <text:p>4.8</text:p>
          </table:table-cell>
          <table:table-cell table:formula="of:=[.B6]-[.D6]" office:value-type="float" office:value="6.3">
            <text:p>6.3</text:p>
          </table:table-cell>
          <table:table-cell office:value-type="float" office:value="85.8">
            <text:p>85.8</text:p>
          </table:table-cell>
          <table:table-cell table:formula="of:=[.A6]*30000/(PI()*[.C6])" office:value-type="float" office:value="250.418616752982">
            <text:p>250.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.4">
            <text:p>29.4</text:p>
          </table:table-cell>
          <table:table-cell office:value-type="float" office:value="20.5">
            <text:p>20.5</text:p>
          </table:table-cell>
          <table:table-cell office:value-type="float" office:value="14.9">
            <text:p>14.9</text:p>
          </table:table-cell>
          <table:table-cell table:formula="of:=[.B7]-[.D7]" office:value-type="float" office:value="14.5">
            <text:p>14.5</text:p>
          </table:table-cell>
          <table:table-cell office:value-type="float" office:value="87.4">
            <text:p>87.4</text:p>
          </table:table-cell>
          <table:table-cell table:formula="of:=[.A7]*30000/(PI()*[.C7])" office:value-type="float" office:value="698.729018452223">
            <text:p>698.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.6">
            <text:p>64.6</text:p>
          </table:table-cell>
          <table:table-cell office:value-type="float" office:value="16">
            <text:p>16</text:p>
          </table:table-cell>
          <table:table-cell office:value-type="float" office:value="32.3">
            <text:p>32.3</text:p>
          </table:table-cell>
          <table:table-cell table:formula="of:=[.B8]-[.D8]" office:value-type="float" office:value="32.3">
            <text:p>32.3</text:p>
          </table:table-cell>
          <table:table-cell office:value-type="float" office:value="89.2">
            <text:p>89.2</text:p>
          </table:table-cell>
          <table:table-cell table:formula="of:=[.A8]*30000/(PI()*[.C8])" office:value-type="float" office:value="1790.49310978382">
            <text:p>1790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.7">
            <text:p>147.7</text:p>
          </table:table-cell>
          <table:table-cell office:value-type="float" office:value="14.8">
            <text:p>14.8</text:p>
          </table:table-cell>
          <table:table-cell office:value-type="float" office:value="93.9">
            <text:p>93.9</text:p>
          </table:table-cell>
          <table:table-cell table:formula="of:=[.B9]-[.D9]" office:value-type="float" office:value="53.8">
            <text:p>53.8</text:p>
          </table:table-cell>
          <table:table-cell office:value-type="float" office:value="92.4">
            <text:p>92.4</text:p>
          </table:table-cell>
          <table:table-cell table:formula="of:=[.A9]*30000/(PI()*[.C9])" office:value-type="float" office:value="3226.1137113222">
            <text:p>3226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9.9">
            <text:p>339.9</text:p>
          </table:table-cell>
          <table:table-cell office:value-type="float" office:value="10">
            <text:p>10</text:p>
          </table:table-cell>
          <table:table-cell office:value-type="float" office:value="220.4">
            <text:p>220.4</text:p>
          </table:table-cell>
          <table:table-cell table:formula="of:=[.B10]-[.D10]" office:value-type="float" office:value="119.5">
            <text:p>119.5</text:p>
          </table:table-cell>
          <table:table-cell office:value-type="float" office:value="92.6">
            <text:p>92.6</text:p>
          </table:table-cell>
          <table:table-cell table:formula="of:=[.A10]*30000/(PI()*[.C10])" office:value-type="float" office:value="9549.29658551372">
            <text:p>9549.3</text:p>
          </table:table-cell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2" table:number-columns-repeated="2"/>
          <table:table-cell/>
          <table:table-cell table:style-name="ce6"/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</table:table-row>
        <table:table-row table:style-name="ro2" table:number-rows-repeated="6">
          <table:table-cell table:style-name="ce3" table:number-columns-repeated="2"/>
          <table:table-cell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ource:</text:p>
          </table:table-cell>
          <table:table-cell table:number-columns-repeated="6"/>
        </table:table-row>
        <table:table-row table:style-name="ro2">
          <table:table-cell office:value-type="string">
            <text:p>Upwind Report</text:p>
          </table:table-cell>
          <table:table-cell table:style-name="ce4" office:value-type="string">
            <text:p>Fig 2-11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</table:table>
      <table:table table:name="3G_EESG" table:style-name="ta1" table:print="false">
        <table:shapes>
          <draw:frame draw:z-index="0" draw:style-name="gr1" svg:width="21.133cm" svg:height="15.753cm" svg:x="18.677cm" svg:y="1.029cm">
            <draw:object draw:notify-on-update-of-ranges="3G_EESG.A6:3G_EESG.A21 3G_EESG.B5:3G_EESG.B5 3G_EESG.B6:3G_EESG.B21 3G_EESG.A6:3G_EESG.A10 3G_EESG.D5:3G_EESG.D5 3G_EESG.D6:3G_EESG.D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8.343cm" svg:height="10.908cm" svg:x="0.056cm" svg:y="10.147cm">
            <draw:object draw:notify-on-update-of-ranges="3G_EESG.A6:3G_EESG.A10 3G_EESG.F5:3G_EESG.F5 3G_EESG.F6:3G_EESG.F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Upwind Report</text:p>
          </table:table-cell>
          <table:table-cell office:value-type="string">
            <text:p><text:s/>Table 5-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ss of 3G_EESG</text:p>
          </table:table-cell>
          <table:table-cell table:number-columns-repeated="6"/>
        </table:table-row>
        <table:table-row table:style-name="ro1">
          <table:table-cell table:style-name="ce1" office:value-type="string">
            <text:p>Water Cooled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string">
            <text:p>Power (MW)</text:p>
          </table:table-cell>
          <table:table-cell office:value-type="string">
            <text:p>Generator Total Mass</text:p>
          </table:table-cell>
          <table:table-cell office:value-type="string">
            <text:p>Speed (rpm)</text:p>
          </table:table-cell>
          <table:table-cell office:value-type="string">
            <text:p>Generator Structural Mass</text:p>
          </table:table-cell>
          <table:table-cell office:value-type="string">
            <text:p>Active Mass</text:p>
          </table:table-cell>
          <table:table-cell office:value-type="string">
            <text:p>Efficiency (%)</text:p>
          </table:table-cell>
          <table:table-cell office:value-type="string">
            <text:p>Gearbox Mass</text:p>
          </table:table-cell>
          <table:table-cell office:value-type="string">
            <text:p>Total PTO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D6]+[.E6]" office:value-type="float" office:value="2.21">
            <text:p>2.21</text:p>
          </table:table-cell>
          <table:table-cell/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97.6">
            <text:p>97.6</text:p>
          </table:table-cell>
          <table:table-cell office:value-type="float" office:value="4.75">
            <text:p>4.75</text:p>
          </table:table-cell>
          <table:table-cell table:formula="of:=[.G6]+[.B6]" office:value-type="float" office:value="6.96">
            <text:p>6.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[.D7]+[.E7]" office:value-type="float" office:value="3.26">
            <text:p>3.26</text:p>
          </table:table-cell>
          <table:table-cell/>
          <table:table-cell office:value-type="float" office:value="1.57">
            <text:p>1.57</text:p>
          </table:table-cell>
          <table:table-cell office:value-type="float" office:value="1.69">
            <text:p>1.69</text:p>
          </table:table-cell>
          <table:table-cell office:value-type="float" office:value="97.9">
            <text:p>97.9</text:p>
          </table:table-cell>
          <table:table-cell office:value-type="float" office:value="9.77">
            <text:p>9.77</text:p>
          </table:table-cell>
          <table:table-cell table:formula="of:=[.G7]+[.B7]" office:value-type="float" office:value="13.03">
            <text:p>13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8]+[.E8]" office:value-type="float" office:value="6.62">
            <text:p>6.62</text:p>
          </table:table-cell>
          <table:table-cell/>
          <table:table-cell office:value-type="float" office:value="3.66">
            <text:p>3.66</text:p>
          </table:table-cell>
          <table:table-cell office:value-type="float" office:value="2.96">
            <text:p>2.96</text:p>
          </table:table-cell>
          <table:table-cell office:value-type="float" office:value="98.2">
            <text:p>98.2</text:p>
          </table:table-cell>
          <table:table-cell office:value-type="float" office:value="21.88">
            <text:p>21.88</text:p>
          </table:table-cell>
          <table:table-cell table:formula="of:=[.G8]+[.B8]" office:value-type="float" office:value="28.5">
            <text:p>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D9]+[.E9]" office:value-type="float" office:value="11.37">
            <text:p>11.37</text:p>
          </table:table-cell>
          <table:table-cell/>
          <table:table-cell office:value-type="float" office:value="6.66">
            <text:p>6.66</text:p>
          </table:table-cell>
          <table:table-cell office:value-type="float" office:value="4.71">
            <text:p>4.71</text:p>
          </table:table-cell>
          <table:table-cell office:value-type="float" office:value="98.5">
            <text:p>98.5</text:p>
          </table:table-cell>
          <table:table-cell office:value-type="float" office:value="37.85">
            <text:p>37.85</text:p>
          </table:table-cell>
          <table:table-cell table:formula="of:=[.G9]+[.B9]" office:value-type="float" office:value="49.22">
            <text:p>49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D10]+[.E10]" office:value-type="float" office:value="44.71">
            <text:p>44.71</text:p>
          </table:table-cell>
          <table:table-cell/>
          <table:table-cell office:value-type="float" office:value="31.71">
            <text:p>31.71</text:p>
          </table:table-cell>
          <table:table-cell office:value-type="float" office:value="13">
            <text:p>13</text:p>
          </table:table-cell>
          <table:table-cell office:value-type="float" office:value="98.8">
            <text:p>98.8</text:p>
          </table:table-cell>
          <table:table-cell office:value-type="float" office:value="107.66">
            <text:p>107.66</text:p>
          </table:table-cell>
          <table:table-cell table:formula="of:=[.G10]+[.B10]" office:value-type="float" office:value="152.37">
            <text:p>152.37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2">
          <table:table-cell table:style-name="ce2" table:number-columns-repeated="2"/>
          <table:table-cell/>
          <table:table-cell table:style-name="ce6"/>
          <table:table-cell table:number-columns-repeated="4"/>
        </table:table-row>
        <table:table-row table:style-name="ro2">
          <table:table-cell table:number-columns-repeated="3"/>
          <table:table-cell table:style-name="ce7"/>
          <table:table-cell table:number-columns-repeated="4"/>
        </table:table-row>
        <table:table-row table:style-name="ro2" table:number-rows-repeated="6">
          <table:table-cell table:style-name="ce3" table:number-columns-repeated="2"/>
          <table:table-cell/>
          <table:table-cell table:style-name="ce7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Source:</text:p>
          </table:table-cell>
          <table:table-cell table:number-columns-repeated="7"/>
        </table:table-row>
        <table:table-row table:style-name="ro2">
          <table:table-cell office:value-type="string">
            <text:p>Upwind Report</text:p>
          </table:table-cell>
          <table:table-cell table:style-name="ce4" office:value-type="string">
            <text:p>Fig 2-11</text:p>
          </table:table-cell>
          <table:table-cell table:number-columns-repeated="6"/>
        </table:table-row>
        <table:table-row table:style-name="ro2"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table:style-name="ce5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21/09/2012</text:date>, <text:time>18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zan Keysan</meta:initial-creator>
    <meta:creation-date>2012-08-10T16:31:32</meta:creation-date>
    <dc:date>2012-09-18T14:55:15.70</dc:date>
    <meta:editing-duration>P1DT5H57M21S</meta:editing-duration>
    <meta:editing-cycles>20</meta:editing-cycles>
    <meta:generator>LibreOffice/3.4$Win32 LibreOffice_project/340m1$Build-302</meta:generator>
    <meta:document-statistic meta:table-count="2" meta:cell-count="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text-autospace="none"/>
      <style:text-properties fo:font-size="13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symbol-type="named-symbol" chart:symbol-name="diamond" chart:symbol-width="0.45cm" chart:symbol-height="0.45cm" chart:regression-type="power">
        <chart:symbol-image xlink:href="Pictures/2000000D000000DD000000DD3913EDB5.svm" xlink:type="simple" xlink:actuate="onLoad"/>
      </style:chart-properties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10" style:family="chart">
      <style:graphic-properties draw:stroke="dash" draw:stroke-dash="Ultrafine_20_Dashed" svg:stroke-width="0.05cm" svg:stroke-color="#0066cc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72cm" svg:height="15.265cm" xlink:href=".." xlink:type="simple" chart:class="chart:scatter" chart:style-name="ch1">
        <chart:legend chart:legend-position="end" svg:x="18.201cm" svg:y="6.374cm" style:legend-expansion="high" chart:style-name="ch2"/>
        <chart:plot-area chart:style-name="ch3" table:cell-range-address="DD_EESG.A6:DD_EESG.B21 DD_EESG.B2:DD_EESG.B2 DD_EESG.D5:DD_EESG.D10" chart:data-source-has-labels="row" svg:x="2.049cm" svg:y="1.355cm" svg:width="15.15cm" svg:height="12.087cm">
          <chartooo:coordinate-region svg:x="3.253cm" svg:y="1.673cm" svg:width="13.627cm" svg:height="10.884cm"/>
          <chart:axis chart:dimension="x" chart:name="primary-x" chart:style-name="ch4">
            <chart:title svg:x="7.763cm" svg:y="13.748cm" chart:style-name="ch5">
              <text:p>Power (MW)</text:p>
            </chart:title>
          </chart:axis>
          <chart:axis chart:dimension="y" chart:name="primary-y" chart:style-name="ch6">
            <chart:title svg:x="0.451cm" svg:y="9.788cm" chart:style-name="ch7">
              <text:p>Weight (tonnes)</text:p>
            </chart:title>
            <chart:grid chart:style-name="ch8" chart:class="major"/>
          </chart:axis>
          <chart:series chart:style-name="ch9" chart:values-cell-range-address="DD_EESG.B6:DD_EESG.B21" chart:label-cell-address="DD_EESG.B2:DD_EESG.B2" chart:class="chart:scatter">
            <chart:domain table:cell-range-address="DD_EESG.A6:DD_EESG.A21"/>
            <chart:regression-curve chart:style-name="ch10">
              <chart:equation svg:x="13.57cm" svg:y="2.199cm"/>
            </chart:regression-curve>
            <chart:data-point chart:repeated="16"/>
          </chart:series>
          <chart:series chart:style-name="ch11" chart:values-cell-range-address="DD_EESG.D6:DD_EESG.D10" chart:label-cell-address="DD_EESG.D5:DD_EESG.D5" chart:class="chart:scatter">
            <chart:domain table:cell-range-address="DD_EESG.A6:DD_EESG.A10"/>
            <chart:regression-curve chart:style-name="ch12">
              <chart:equation svg:x="15.456cm" svg:y="6.187cm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pwind Report</text:p>
                <draw:g>
                  <svg:desc>DD_EESG.B2:DD_EESG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ructural Mass</text:p>
                <draw:g>
                  <svg:desc>DD_EESG.D5:DD_EESG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DD_EESG.A6:DD_EESG.A21</svg:desc>
                </draw:g>
              </table:table-cell>
              <table:table-cell office:value-type="float" office:value="11.1">
                <text:p>11.1</text:p>
                <draw:g>
                  <svg:desc>DD_EESG.B6:DD_EESG.B21</svg:desc>
                </draw:g>
              </table:table-cell>
              <table:table-cell office:value-type="float" office:value="0.75">
                <text:p>0.75</text:p>
                <draw:g>
                  <svg:desc>DD_EESG.A6:DD_EESG.A10</svg:desc>
                </draw:g>
              </table:table-cell>
              <table:table-cell office:value-type="float" office:value="4.8">
                <text:p>4.8</text:p>
                <draw:g>
                  <svg:desc>DD_EESG.D6:DD_EESG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9.4">
                <text:p>29.4</text:p>
              </table:table-cell>
              <table:table-cell office:value-type="float" office:value="1.5">
                <text:p>1.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.6">
                <text:p>64.6</text:p>
              </table:table-cell>
              <table:table-cell office:value-type="float" office:value="3">
                <text:p>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5">
                <text:p>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9.9">
                <text:p>339.9</text:p>
              </table:table-cell>
              <table:table-cell office:value-type="float" office:value="10">
                <text:p>10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 xlink:href="Pictures/2000000D000000DD000000DD3913EDB5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amed-symbol" chart:symbol-name="diamond" chart:symbol-width="0.45cm" chart:symbol-height="0.45cm" chart:regression-type="power">
        <chart:symbol-image xlink:href="Pictures/2000000D000000DD000000DD3913EDB5.svm" xlink:type="simple" xlink:actuate="onLoad"/>
      </style:chart-properties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9" style:family="chart">
      <style:graphic-properties draw:stroke="dash" draw:stroke-dash="Ultrafine_20_Dashed" svg:stroke-width="0.05cm" svg:stroke-color="#0066cc"/>
    </style:style>
    <style:style style:name="ch10" style:family="chart" style:data-style-name="N2">
      <style:text-properties fo:font-size="1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scatter" chart:style-name="ch1">
        <chart:plot-area chart:style-name="ch2" table:cell-range-address="DD_EESG.A6:DD_EESG.A10 DD_EESG.F5:DD_EESG.F10" chart:data-source-has-labels="row" svg:x="1.848cm" svg:y="1.095cm" svg:width="12.553cm" svg:height="9.148cm">
          <chartooo:coordinate-region svg:x="2.734cm" svg:y="1.413cm" svg:width="11.348cm" svg:height="7.945cm"/>
          <chart:axis chart:dimension="x" chart:name="primary-x" chart:style-name="ch3">
            <chart:title svg:x="6.263cm" svg:y="10.484cm" chart:style-name="ch4">
              <text:p>Power (MW)</text:p>
            </chart:title>
          </chart:axis>
          <chart:axis chart:dimension="y" chart:name="primary-y" chart:style-name="ch5">
            <chart:title svg:x="0.451cm" svg:y="8.588cm" chart:style-name="ch6">
              <text:p>Efficiency (full load)</text:p>
            </chart:title>
            <chart:grid chart:style-name="ch7" chart:class="major"/>
          </chart:axis>
          <chart:series chart:style-name="ch8" chart:values-cell-range-address="DD_EESG.F6:DD_EESG.F10" chart:label-cell-address="DD_EESG.F5:DD_EESG.F5" chart:class="chart:scatter">
            <chart:domain table:cell-range-address="DD_EESG.A6:DD_EESG.A10"/>
            <chart:regression-curve chart:style-name="ch9">
              <chart:equation svg:x="9.888cm" svg:y="2.92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 (%)</text:p>
                <draw:g>
                  <svg:desc>DD_EESG.F5:DD_EESG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DD_EESG.A6:DD_EESG.A10</svg:desc>
                </draw:g>
              </table:table-cell>
              <table:table-cell office:value-type="float" office:value="85.8">
                <text:p>85.8</text:p>
                <draw:g>
                  <svg:desc>DD_EESG.F6:DD_EESG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2.6">
                <text:p>9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text-autospace="none"/>
      <style:text-properties fo:font-size="13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symbol-type="named-symbol" chart:symbol-name="diamond" chart:symbol-width="0.45cm" chart:symbol-height="0.45cm" chart:regression-type="power">
        <chart:symbol-image xlink:href="Pictures/2000000D000000DD000000DD3913EDB5.svm" xlink:type="simple" xlink:actuate="onLoad"/>
      </style:chart-properties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10" style:family="chart">
      <style:graphic-properties draw:stroke="dash" draw:stroke-dash="Ultrafine_20_Dashed" svg:stroke-width="0.05cm" svg:stroke-color="#0066cc"/>
    </style:style>
    <style:style style:name="ch11" style:family="chart">
      <style:text-properties fo:font-size="12pt"/>
    </style:style>
    <style:style style:name="ch12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134cm" svg:height="15.754cm" xlink:href=".." xlink:type="simple" chart:class="chart:scatter" chart:style-name="ch1">
        <chart:legend chart:legend-position="bottom" svg:x="2.676cm" svg:y="14.261cm" style:legend-expansion="wide" chart:style-name="ch2"/>
        <chart:plot-area chart:style-name="ch3" table:cell-range-address="3G_EESG.A6:3G_EESG.B21 3G_EESG.B5:3G_EESG.B5 3G_EESG.D5:3G_EESG.D10" chart:data-source-has-labels="row" svg:x="1.97cm" svg:y="1.395cm" svg:width="18.32cm" svg:height="11.033cm">
          <chartooo:coordinate-region svg:x="2.856cm" svg:y="1.713cm" svg:width="17.115cm" svg:height="9.83cm"/>
          <chart:axis chart:dimension="x" chart:name="primary-x" chart:style-name="ch4">
            <chart:title svg:x="9.269cm" svg:y="12.744cm" chart:style-name="ch5">
              <text:p>Power (MW)</text:p>
            </chart:title>
          </chart:axis>
          <chart:axis chart:dimension="y" chart:name="primary-y" chart:style-name="ch6">
            <chart:title svg:x="0.451cm" svg:y="9.301cm" chart:style-name="ch7">
              <text:p>Weight (tonnes)</text:p>
            </chart:title>
            <chart:grid chart:style-name="ch8" chart:class="major"/>
          </chart:axis>
          <chart:series chart:style-name="ch9" chart:values-cell-range-address="3G_EESG.B6:3G_EESG.B21" chart:label-cell-address="3G_EESG.B5:3G_EESG.B5" chart:class="chart:scatter">
            <chart:domain table:cell-range-address="3G_EESG.A6:3G_EESG.A21"/>
            <chart:regression-curve chart:style-name="ch10">
              <chart:equation svg:x="15.63cm" svg:y="4.506cm" chart:style-name="ch11"/>
            </chart:regression-curve>
            <chart:data-point chart:repeated="16"/>
          </chart:series>
          <chart:series chart:style-name="ch12" chart:values-cell-range-address="3G_EESG.D6:3G_EESG.D10" chart:label-cell-address="3G_EESG.D5:3G_EESG.D5" chart:class="chart:scatter">
            <chart:domain table:cell-range-address="3G_EESG.A6:3G_EESG.A10"/>
            <chart:regression-curve chart:style-name="ch13">
              <chart:equation svg:x="16.315cm" svg:y="8.505cm" chart:style-name="ch11"/>
            </chart:regression-curve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or Total Mass</text:p>
                <draw:g>
                  <svg:desc>3G_EESG.B5:3G_EESG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enerator Structural Mass</text:p>
                <draw:g>
                  <svg:desc>3G_EESG.D5:3G_EESG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3G_EESG.A6:3G_EESG.A21</svg:desc>
                </draw:g>
              </table:table-cell>
              <table:table-cell office:value-type="float" office:value="2.21">
                <text:p>2.21</text:p>
                <draw:g>
                  <svg:desc>3G_EESG.B6:3G_EESG.B21</svg:desc>
                </draw:g>
              </table:table-cell>
              <table:table-cell office:value-type="float" office:value="0.75">
                <text:p>0.75</text:p>
                <draw:g>
                  <svg:desc>3G_EESG.A6:3G_EESG.A10</svg:desc>
                </draw:g>
              </table:table-cell>
              <table:table-cell office:value-type="float" office:value="1.08">
                <text:p>1.08</text:p>
                <draw:g>
                  <svg:desc>3G_EESG.D6:3G_EESG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26">
                <text:p>3.26</text:p>
              </table:table-cell>
              <table:table-cell office:value-type="float" office:value="1.5">
                <text:p>1.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62">
                <text:p>6.62</text:p>
              </table:table-cell>
              <table:table-cell office:value-type="float" office:value="3">
                <text:p>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.37">
                <text:p>11.37</text:p>
              </table:table-cell>
              <table:table-cell office:value-type="float" office:value="5">
                <text:p>5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4.71">
                <text:p>44.71</text:p>
              </table:table-cell>
              <table:table-cell office:value-type="float" office:value="10">
                <text:p>10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 xlink:href="Pictures/2000000D000000DD000000DD3913EDB5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amed-symbol" chart:symbol-name="diamond" chart:symbol-width="0.45cm" chart:symbol-height="0.45cm" chart:regression-type="power">
        <chart:symbol-image xlink:href="Pictures/2000000D000000DD000000DD3913EDB5.svm" xlink:type="simple" xlink:actuate="onLoad"/>
      </style:chart-properties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9" style:family="chart">
      <style:graphic-properties draw:stroke="dash" draw:stroke-dash="Ultrafine_20_Dashed" svg:stroke-width="0.05cm" svg:stroke-color="#0066cc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44cm" svg:height="10.909cm" xlink:href=".." xlink:type="simple" chart:class="chart:scatter" chart:style-name="ch1">
        <chart:plot-area chart:style-name="ch2" table:cell-range-address="3G_EESG.A6:3G_EESG.A10 3G_EESG.F5:3G_EESG.F10" chart:data-source-has-labels="row" svg:x="1.914cm" svg:y="1.007cm" svg:width="15.698cm" svg:height="8.166cm">
          <chartooo:coordinate-region svg:x="3.276cm" svg:y="1.325cm" svg:width="14.017cm" svg:height="6.963cm"/>
          <chart:axis chart:dimension="x" chart:name="primary-x" chart:style-name="ch3">
            <chart:title svg:x="7.902cm" svg:y="9.392cm" chart:style-name="ch4">
              <text:p>Power (MW)</text:p>
            </chart:title>
          </chart:axis>
          <chart:axis chart:dimension="y" chart:name="primary-y" chart:style-name="ch5">
            <chart:title svg:x="0.451cm" svg:y="8.009cm" chart:style-name="ch6">
              <text:p>Efficiency (full load)</text:p>
            </chart:title>
            <chart:grid chart:style-name="ch7" chart:class="major"/>
          </chart:axis>
          <chart:series chart:style-name="ch8" chart:values-cell-range-address="3G_EESG.F6:3G_EESG.F10" chart:label-cell-address="3G_EESG.F5:3G_EESG.F5" chart:class="chart:scatter">
            <chart:domain table:cell-range-address="3G_EESG.A6:3G_EESG.A10"/>
            <chart:regression-curve chart:style-name="ch9">
              <chart:equation svg:x="12.217cm" svg:y="2.693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 (%)</text:p>
                <draw:g>
                  <svg:desc>3G_EESG.F5:3G_EESG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3G_EESG.A6:3G_EESG.A10</svg:desc>
                </draw:g>
              </table:table-cell>
              <table:table-cell office:value-type="float" office:value="97.6">
                <text:p>97.6</text:p>
                <draw:g>
                  <svg:desc>3G_EESG.F6:3G_EESG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8.8">
                <text:p>9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2">
      <style:text-properties fo:font-size="1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scatter" chart:style-name="ch1">
        <chart:plot-area chart:style-name="ch2" table:cell-range-address="DD_EESG.G6:DD_EESG.G10 DD_EESG.B3:DD_EESG.B3 DD_EESG.B6:DD_EESG.B10" chart:data-source-has-labels="row" svg:x="1.174cm" svg:y="0.995cm" svg:width="13.716cm" svg:height="9.726cm">
          <chartooo:coordinate-region svg:x="2.378cm" svg:y="1.313cm" svg:width="11.716cm" svg:height="8.523cm"/>
          <chart:axis chart:dimension="x" chart:name="primary-x" chart:style-name="ch3">
            <chart:title svg:x="5.96cm" svg:y="10.904cm" chart:style-name="ch4">
              <text:p>Torque (kNm)</text:p>
            </chart:title>
          </chart:axis>
          <chart:axis chart:dimension="y" chart:name="primary-y" chart:style-name="ch5">
            <chart:title svg:x="0.001cm" svg:y="8.248cm" chart:style-name="ch6">
              <text:p>Weight (tonnes)</text:p>
            </chart:title>
            <chart:grid chart:style-name="ch7" chart:class="major"/>
          </chart:axis>
          <chart:series chart:style-name="ch8" chart:values-cell-range-address="DD_EESG.B6:DD_EESG.B10" chart:label-cell-address="DD_EESG.B3:DD_EESG.B3" chart:class="chart:scatter">
            <chart:domain table:cell-range-address="DD_EESG.G6:DD_EESG.G10"/>
            <chart:regression-curve chart:style-name="ch9">
              <chart:equation svg:x="9.552cm" svg:y="1.617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ss of DD_EESG</text:p>
                <draw:g>
                  <svg:desc>DD_EESG.B3:DD_EESG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.418616752982">
                <text:p>250.418616752982</text:p>
                <draw:g>
                  <svg:desc>DD_EESG.G6:DD_EESG.G10</svg:desc>
                </draw:g>
              </table:table-cell>
              <table:table-cell office:value-type="float" office:value="11.1">
                <text:p>11.1</text:p>
                <draw:g>
                  <svg:desc>DD_EESG.B6:DD_EESG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8.729018452223">
                <text:p>698.72901845222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0.49310978382">
                <text:p>1790.493109783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6.1137113222">
                <text:p>3226.1137113222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49.29658551372">
                <text:p>9549.29658551372</text:p>
              </table:table-cell>
              <table:table-cell office:value-type="float" office:value="339.9">
                <text:p>339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31" draw:display-name="Hatching 13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